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en" fo:country="US" fo:font-weight="bold" officeooo:paragraph-rsid="000472df" style:font-weight-asian="bold" style:font-weight-complex="bold"/>
    </style:style>
    <style:style style:name="P2" style:family="paragraph" style:parent-style-name="Standard">
      <style:paragraph-properties fo:line-height="200%"/>
      <style:text-properties fo:language="en" fo:country="US" officeooo:paragraph-rsid="000472df"/>
    </style:style>
    <style:style style:name="P3" style:family="paragraph" style:parent-style-name="Standard">
      <style:paragraph-properties fo:line-height="200%"/>
      <style:text-properties officeooo:paragraph-rsid="000472df"/>
    </style:style>
    <style:style style:name="P4" style:family="paragraph" style:parent-style-name="Standard">
      <style:paragraph-properties fo:line-height="200%"/>
      <style:text-properties officeooo:paragraph-rsid="000b04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85e20" style:font-weight-asian="normal" style:font-weight-complex="normal"/>
    </style:style>
    <style:style style:name="T4" style:family="text">
      <style:text-properties fo:language="en" fo:country="US" fo:font-weight="bold" officeooo:rsid="003b5b29" style:font-weight-asian="bold" style:font-weight-complex="bold"/>
    </style:style>
    <style:style style:name="T5" style:family="text">
      <style:text-properties fo:language="en" fo:country="US" fo:font-weight="bold" officeooo:rsid="01785496" style:font-weight-asian="bold" style:font-weight-complex="bold"/>
    </style:style>
    <style:style style:name="T6" style:family="text">
      <style:text-properties fo:language="en" fo:country="US" fo:font-weight="bold" officeooo:rsid="01c63e47" style:font-weight-asian="bold" style:font-weight-complex="bold"/>
    </style:style>
    <style:style style:name="T7" style:family="text">
      <style:text-properties fo:language="en" fo:country="US" fo:font-weight="bold" officeooo:rsid="01c36f28" style:font-weight-asian="bold" style:font-weight-complex="bold"/>
    </style:style>
    <style:style style:name="T8" style:family="text">
      <style:text-properties fo:language="en" fo:country="US" fo:font-weight="bold" officeooo:rsid="01c44beb" style:font-weight-asian="bold" style:font-weight-complex="bold"/>
    </style:style>
    <style:style style:name="T9" style:family="text">
      <style:text-properties fo:language="en" fo:country="US" officeooo:rsid="0176ef28"/>
    </style:style>
    <style:style style:name="T10" style:family="text">
      <style:text-properties fo:language="en" fo:country="US" officeooo:rsid="01785496"/>
    </style:style>
    <style:style style:name="T11" style:family="text">
      <style:text-properties fo:language="en" fo:country="US" officeooo:rsid="01f06bb2"/>
    </style:style>
    <style:style style:name="T12" style:family="text">
      <style:text-properties fo:language="en" fo:country="US" officeooo:rsid="01c79112"/>
    </style:style>
    <style:style style:name="T13" style:family="text">
      <style:text-properties fo:language="en" fo:country="US" officeooo:rsid="01781246"/>
    </style:style>
    <style:style style:name="T14" style:family="text">
      <style:text-properties fo:language="en" fo:country="US" officeooo:rsid="01c7d6ec"/>
    </style:style>
    <style:style style:name="T15" style:family="text">
      <style:text-properties fo:language="en" fo:country="US" officeooo:rsid="01f19903"/>
    </style:style>
    <style:style style:name="T16" style:family="text">
      <style:text-properties fo:language="en" fo:country="US" officeooo:rsid="0176684a"/>
    </style:style>
    <style:style style:name="T17" style:family="text">
      <style:text-properties fo:language="en" fo:country="US" officeooo:rsid="01f2ac23"/>
    </style:style>
    <style:style style:name="T18" style:family="text">
      <style:text-properties fo:language="en" fo:country="US" officeooo:rsid="000472df"/>
    </style:style>
    <style:style style:name="T19" style:family="text">
      <style:text-properties fo:language="en" fo:country="US" officeooo:rsid="000653be"/>
    </style:style>
    <style:style style:name="T20" style:family="text">
      <style:text-properties fo:language="en" fo:country="US" officeooo:rsid="00085181"/>
    </style:style>
    <style:style style:name="T21" style:family="text">
      <style:text-properties fo:language="en" fo:country="US" fo:font-weight="normal" officeooo:rsid="01c7d6ec" style:font-weight-asian="normal" style:font-weight-complex="normal"/>
    </style:style>
    <style:style style:name="T22" style:family="text">
      <style:text-properties fo:language="en" fo:country="US" fo:font-weight="normal" officeooo:rsid="0008f122" style:font-weight-asian="normal" style:font-weight-complex="normal"/>
    </style:style>
    <style:style style:name="T23" style:family="text">
      <style:text-properties fo:language="en" fo:country="US" officeooo:rsid="0008f122"/>
    </style:style>
    <style:style style:name="T24" style:family="text">
      <style:text-properties fo:language="en" fo:country="US" officeooo:rsid="0009ee2f"/>
    </style:style>
    <style:style style:name="T25" style:family="text">
      <style:text-properties fo:language="en" fo:country="US" officeooo:rsid="000ab0b0"/>
    </style:style>
    <style:style style:name="T26" style:family="text">
      <style:text-properties fo:language="en" fo:country="US" officeooo:rsid="000b04e8"/>
    </style:style>
    <style:style style:name="T27" style:family="text">
      <style:text-properties fo:language="en" fo:country="US" officeooo:rsid="000e34da"/>
    </style:style>
    <style:style style:name="T28" style:family="text">
      <style:text-properties officeooo:rsid="01691120"/>
    </style:style>
    <style:style style:name="T29" style:family="text">
      <style:text-properties officeooo:rsid="01b03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unning head:</text:span> <text:span text:style-name="T2">Biotic factors </text:span><text:span text:style-name="T3">and</text:span><text:span text:style-name="T2"> succession along tropical elevational gradient</text:span></text:p>
      <text:p text:style-name="P2"/>
      <text:p text:style-name="P3"><text:span text:style-name="T4">Title:</text:span><text:span text:style-name="T5"> </text:span><text:span text:style-name="T6">Changing impa</text:span><text:span text:style-name="T7">ct</text:span><text:span text:style-name="T6">s</text:span><text:span text:style-name="T7"> of pathogenic fungi, herbivores ant top predators on pioneer succession</text:span><text:span text:style-name="T8">al tropical forest</text:span><text:span text:style-name="T7"> vegetation with elevation.</text:span></text:p>
      <text:p text:style-name="P1"/>
      <text:p text:style-name="P2">Piotr Szefer, Austin Sau, Kenneth Molem, Jonah Philip, <text:span text:style-name="T28">Martin Volf </text:span><text:span text:style-name="T29">(phylogeny), </text:span>and Vojtech Novotny</text:p>
      <text:p text:style-name="P2"/>
      <text:p text:style-name="P2"><text:span text:style-name="T1">Abstract</text:span>:</text:p>
      <text:p text:style-name="P3"><text:span text:style-name="T9">In the tropics pathogenic fungi, herbivores and their preda</text:span><text:span text:style-name="T10">t</text:span><text:span text:style-name="T9">ors play an important role in shaping </text:span><text:span text:style-name="T11">c</text:span><text:span text:style-name="T9">ommunity </text:span><text:span text:style-name="T12">assembly processes</text:span><text:span text:style-name="T9">. </text:span><text:span text:style-name="T24">At</text:span><text:span text:style-name="T18"> elevation gradient l</text:span><text:span text:style-name="T9">ocal </text:span><text:span text:style-name="T12">climatic and ecological </text:span><text:span text:style-name="T9">conditions may </text:span><text:span text:style-name="T12">influence the strength of biotic </text:span><text:span text:style-name="T10">interactions</text:span><text:span text:style-name="T9">. </text:span><text:span text:style-name="T24">W</text:span><text:span text:style-name="T9">e present results of a manipulative experiment replicated at three elevation to study th</text:span><text:span text:style-name="T18">e effect of focal predators (birds, bats, and ants), herbivorous insets and pathogenic fungi on pioneer plants during tropical forest regeneration</text:span><text:span text:style-name="T9">. </text:span></text:p>
      <text:p text:style-name="P4"><text:span text:style-name="T19">T</text:span><text:span text:style-name="T16">rophic cascades </text:span><text:span text:style-name="T13">caused</text:span><text:span text:style-name="T16"> by </text:span><text:span text:style-name="T19">the focal</text:span><text:span text:style-name="T16"> predators </text:span><text:span text:style-name="T19">are stronger </text:span><text:span text:style-name="T16">at the highers elevation. Fungi </text:span><text:span text:style-name="T11">inf</text:span><text:span text:style-name="T17">l</text:span><text:span text:style-name="T11">uence composition and </text:span><text:span text:style-name="T16">increase density of woody plants at the highest elevation. </text:span><text:span text:style-name="T26">Effects on insects and pre</text:span><text:span text:style-name="T27">d</text:span><text:span text:style-name="T26">ators are correlated [how] pointing out to a strong bottom-up control. </text:span><text:span text:style-name="T19">I</text:span><text:span text:style-name="T12">nsects, </text:span><text:span text:style-name="T18">and </text:span><text:span text:style-name="T12">pathogenic fungi shape community composition of pione</text:span><text:span text:style-name="T20">er stages of regeneration</text:span><text:span text:style-name="T12">. </text:span><text:span text:style-name="T18">Strength and character of their effect</text:span><text:span text:style-name="T12"> differ between elevations. </text:span><text:span text:style-name="T19">Removal of insects results in dominance of a few early succession woody plant species </text:span><text:span text:style-name="T25">at each elevation. Fungi affected plant community only at the high elevation. </text:span><text:span text:style-name="T19">A</text:span><text:span text:style-name="T14">t th</text:span><text:span text:style-name="T21">e </text:span><text:span text:style-name="T22">low</text:span><text:span text:style-name="T21"> elevation insects increase dissimilarity by</text:span><text:span text:style-name="T14"> decreasing abundance differences between sites. At mid </text:span><text:span text:style-name="T19">and high elevation</text:span><text:span text:style-name="T25">s</text:span><text:span text:style-name="T14"> </text:span><text:span text:style-name="T19">insects r</text:span><text:span text:style-name="T14">educe </text:span><text:span text:style-name="T19">and increase </text:span><text:span text:style-name="T14">the species turnover rate </text:span><text:span text:style-name="T19">re</text:span><text:span text:style-name="T23">s</text:span><text:span text:style-name="T19">pectively</text:span><text:span text:style-name="T14">. </text:span><text:span text:style-name="T25">Phylogenetically controlled regression showed that </text:span><text:span text:style-name="T16">SLA </text:span><text:span text:style-name="T11">was a </text:span><text:span text:style-name="T23">poor</text:span><text:span text:style-name="T11"> predictor of a species </text:span><text:span text:style-name="T25">success (high biomass change)</text:span><text:span text:style-name="T11"> </text:span><text:span text:style-name="T25">under any treatment</text:span><text:span text:style-name="T11">.</text:span><text:span text:style-name="T26"> </text:span><text:span text:style-name="T23">P</text:span><text:span text:style-name="T15">redictive</text:span><text:span text:style-name="T11"> power </text:span><text:span text:style-name="T15">is</text:span><text:span text:style-name="T11"> reduced </text:span><text:span text:style-name="T16">at mid-elevation at Numba </text:span><text:span text:style-name="T15">and plats obtain lower biomass due to the lack</text:span><text:span text:style-name="T11"> of insects. <text:s/></text:span><text:span text:style-name="T26">The strongest predictor was biomass, which means that plants that would be established at the site are also the </text:span><text:soft-page-break/><text:span text:style-name="T26">ones that benefit most from the biotic factor removal. All these results point to a strong bottom-up control</text:span></text:p>
      <text:p text:style-name="P2"><text:span text:style-name="T1">Key words</text:span>: tropical forest, pioneer succession, fungicide, insecticide herbivory, tri-trophic interactions, Papua New Guine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3-15T14:07:08.010000000</dc:date>
    <meta:editing-duration>PT4H3M34S</meta:editing-duration>
    <meta:editing-cycles>5</meta:editing-cycles>
    <meta:document-statistic meta:table-count="0" meta:image-count="0" meta:object-count="0" meta:page-count="2" meta:paragraph-count="7" meta:word-count="315" meta:character-count="2201" meta:non-whitespace-character-count="1891"/>
  </office:meta>
</office:document-meta>
</file>